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ParágrafodaLista" style:list-style-name="LFO1" style:family="paragraph"/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ParágrafodaLista" style:list-style-name="LFO1" style:family="paragraph"/>
    <style:style style:name="P7" style:parent-style-name="ParágrafodaLista" style:list-style-name="LFO1" style:family="paragraph"/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ParágrafodaLista" style:list-style-name="LFO1" style:family="paragraph"/>
    <style:style style:name="P10" style:parent-style-name="Normal" style:family="paragraph">
      <style:paragraph-properties style:line-height-at-least="0.1979in" fo:background-color="#191622"/>
      <style:text-properties fo:hyphenate="true"/>
    </style:style>
    <style:style style:name="T11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1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3" style:parent-style-name="Fonteparág.padrão" style:family="text">
      <style:text-properties style:font-name="Consolas" style:font-name-asian="Times New Roman" fo:color="#5A4B81" style:letter-kerning="false" fo:font-size="10.5pt" style:font-size-asian="10.5pt" style:font-size-complex="10.5pt" style:language-asian="pt" style:country-asian="BR"/>
    </style:style>
    <style:style style:name="P14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1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6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1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8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0" style:parent-style-name="Fonteparág.padrão" style:family="text">
      <style:text-properties style:font-name="Consolas" style:font-name-asian="Times New Roman" fo:color="#5A4B81" style:letter-kerning="false" fo:font-size="10.5pt" style:font-size-asian="10.5pt" style:font-size-complex="10.5pt" style:language-asian="pt" style:country-asian="BR"/>
    </style:style>
    <style:style style:name="P21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3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2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5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2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28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0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2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3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35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3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7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9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42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43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5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4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7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4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9" style:parent-style-name="Fonteparág.padrão" style:family="text">
      <style:text-properties style:font-name="Consolas" style:font-name-asian="Times New Roman" fo:color="#67E480" style:letter-kerning="false" fo:font-size="10.5pt" style:font-size-asian="10.5pt" style:font-size-complex="10.5pt" style:language-asian="pt" style:country-asian="BR"/>
    </style:style>
    <style:style style:name="T5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51" style:parent-style-name="Fonteparág.padrão" style:family="text">
      <style:text-properties style:font-name="Consolas" style:font-name-asian="Times New Roman" fo:color="#67E480" style:letter-kerning="false" fo:font-size="10.5pt" style:font-size-asian="10.5pt" style:font-size-complex="10.5pt" style:language-asian="pt" style:country-asian="BR"/>
    </style:style>
    <style:style style:name="T5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53" style:parent-style-name="Fonteparág.padrão" style:family="text">
      <style:text-properties style:font-name="Consolas" style:font-name-asian="Times New Roman" fo:color="#67E480" style:letter-kerning="false" fo:font-size="10.5pt" style:font-size-asian="10.5pt" style:font-size-complex="10.5pt" style:language-asian="pt" style:country-asian="BR"/>
    </style:style>
    <style:style style:name="T5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55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5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57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5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59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6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6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62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6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64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6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66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6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68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6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70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7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7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73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74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75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76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P77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78" style:parent-style-name="ParágrafodaLista" style:list-style-name="LFO1" style:family="paragraph"/>
    <style:style style:name="P79" style:parent-style-name="ParágrafodaLista" style:list-style-name="LFO2" style:family="paragraph">
      <style:text-properties fo:font-weight="bold" style:font-weight-asian="bold" style:font-weight-complex="bold"/>
    </style:style>
    <style:style style:name="P80" style:parent-style-name="ParágrafodaLista" style:list-style-name="LFO2" style:family="paragraph">
      <style:text-properties fo:font-weight="bold" style:font-weight-asian="bold" style:font-weight-complex="bold"/>
    </style:style>
    <style:style style:name="P81" style:parent-style-name="ParágrafodaLista" style:list-style-name="LFO2" style:family="paragraph">
      <style:text-properties fo:font-weight="bold" style:font-weight-asian="bold" style:font-weight-complex="bold"/>
    </style:style>
    <style:style style:name="P82" style:parent-style-name="ParágrafodaLista" style:list-style-name="LFO2" style:family="paragraph">
      <style:text-properties fo:font-weight="bold" style:font-weight-asian="bold" style:font-weight-complex="bold"/>
    </style:style>
    <style:style style:name="P83" style:parent-style-name="Normal" style:family="paragraph">
      <style:paragraph-properties style:line-height-at-least="0.1979in" fo:background-color="#191622"/>
      <style:text-properties fo:hyphenate="true"/>
    </style:style>
    <style:style style:name="T8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85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8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87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8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89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9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91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9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93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9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95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9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97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9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99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0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101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10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03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10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05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0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107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10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09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11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11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1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113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114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115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11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17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11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19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20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12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22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2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24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2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26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2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28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2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30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3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32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3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34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3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36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13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38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3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40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4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42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4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44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4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46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4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48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4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50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5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ParágrafodaLista" style:list-style-name="LFO2" style:family="paragraph">
      <style:text-properties fo:font-weight="bold" style:font-weight-asian="bold" style:font-weight-complex="bold"/>
    </style:style>
    <style:style style:name="P154" style:parent-style-name="ParágrafodaLista" style:list-style-name="LFO2" style:family="paragraph">
      <style:text-properties fo:font-weight="bold" style:font-weight-asian="bold" style:font-weight-complex="bold"/>
    </style:style>
    <style:style style:name="P155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15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57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15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59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60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16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62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6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64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6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66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6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68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6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70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7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72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7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74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17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76" style:parent-style-name="Fonteparág.padrão" style:family="text">
      <style:text-properties style:font-name="Consolas" style:font-name-asian="Times New Roman" fo:color="#5A4B81" style:letter-kerning="false" fo:font-size="10.5pt" style:font-size-asian="10.5pt" style:font-size-complex="10.5pt" style:language-asian="pt" style:country-asian="BR"/>
    </style:style>
    <style:style style:name="P177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178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17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80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8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82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8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84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8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86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8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88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8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90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9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92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9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94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9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96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9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198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19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00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20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20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03" style:parent-style-name="ParágrafodaLista" style:list-style-name="LFO2" style:family="paragraph">
      <style:text-properties fo:font-weight="bold" style:font-weight-asian="bold" style:font-weight-complex="bold"/>
    </style:style>
    <style:style style:name="P204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05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20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07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20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09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21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11" style:parent-style-name="Fonteparág.padrão" style:family="text">
      <style:text-properties style:font-name="Consolas" style:font-name-asian="Times New Roman" fo:color="#67E480" style:letter-kerning="false" fo:font-size="10.5pt" style:font-size-asian="10.5pt" style:font-size-complex="10.5pt" style:language-asian="pt" style:country-asian="BR"/>
    </style:style>
    <style:style style:name="T21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13" style:parent-style-name="Fonteparág.padrão" style:family="text">
      <style:text-properties style:font-name="Consolas" style:font-name-asian="Times New Roman" fo:color="#67E480" style:letter-kerning="false" fo:font-size="10.5pt" style:font-size-asian="10.5pt" style:font-size-complex="10.5pt" style:language-asian="pt" style:country-asian="BR"/>
    </style:style>
    <style:style style:name="T21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15" style:parent-style-name="Fonteparág.padrão" style:family="text">
      <style:text-properties style:font-name="Consolas" style:font-name-asian="Times New Roman" fo:color="#67E480" style:letter-kerning="false" fo:font-size="10.5pt" style:font-size-asian="10.5pt" style:font-size-complex="10.5pt" style:language-asian="pt" style:country-asian="BR"/>
    </style:style>
    <style:style style:name="T21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217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1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19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22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21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22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223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2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25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22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227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2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29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23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31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23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233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234" style:parent-style-name="Normal" style:family="paragraph">
      <style:paragraph-properties fo:margin-left="0.25in">
        <style:tab-stops/>
      </style:paragraph-properties>
    </style:style>
    <style:style style:name="P235" style:parent-style-name="ParágrafodaLista" style:list-style-name="LFO2" style:family="paragraph">
      <style:text-properties fo:font-weight="bold" style:font-weight-asian="bold" style:font-weight-complex="bold"/>
    </style:style>
    <style:style style:name="P236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37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23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39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P240" style:parent-style-name="ParágrafodaLista" style:list-style-name="LFO2" style:family="paragraph">
      <style:text-properties fo:font-weight="bold" style:font-weight-asian="bold" style:font-weight-complex="bold"/>
    </style:style>
    <style:style style:name="P241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42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24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44" style:parent-style-name="Fonteparág.padrão" style:family="text">
      <style:text-properties style:font-name="Consolas" style:font-name-asian="Times New Roman" fo:color="#67E480" style:letter-kerning="false" fo:font-size="10.5pt" style:font-size-asian="10.5pt" style:font-size-complex="10.5pt" style:language-asian="pt" style:country-asian="BR"/>
    </style:style>
    <style:style style:name="T24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246" style:parent-style-name="ParágrafodaLista" style:list-style-name="LFO2" style:family="paragraph">
      <style:text-properties fo:font-weight="bold" style:font-weight-asian="bold" style:font-weight-complex="bold"/>
    </style:style>
    <style:style style:name="P247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48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24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50" style:parent-style-name="Fonteparág.padrão" style:family="text">
      <style:text-properties style:font-name="Consolas" style:font-name-asian="Times New Roman" fo:color="#67E480" style:letter-kerning="false" fo:font-size="10.5pt" style:font-size-asian="10.5pt" style:font-size-complex="10.5pt" style:language-asian="pt" style:country-asian="BR"/>
    </style:style>
    <style:style style:name="T25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52" style:parent-style-name="Fonteparág.padrão" style:family="text">
      <style:text-properties style:font-name="Consolas" style:font-name-asian="Times New Roman" fo:color="#5A4B81" style:letter-kerning="false" fo:font-size="10.5pt" style:font-size-asian="10.5pt" style:font-size-complex="10.5pt" style:language-asian="pt" style:country-asian="BR"/>
    </style:style>
    <style:style style:name="P253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5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55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25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57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25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59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P260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61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26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263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64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26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66" style:parent-style-name="Fonteparág.padrão" style:family="text">
      <style:text-properties style:font-name="Consolas" style:font-name-asian="Times New Roman" fo:color="#5A4B81" style:letter-kerning="false" fo:font-size="10.5pt" style:font-size-asian="10.5pt" style:font-size-complex="10.5pt" style:language-asian="pt" style:country-asian="BR"/>
    </style:style>
    <style:style style:name="P267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268" style:parent-style-name="ParágrafodaLista" style:list-style-name="LFO2" style:family="paragraph">
      <style:text-properties fo:font-weight="bold" style:font-weight-asian="bold" style:font-weight-complex="bold"/>
    </style:style>
    <style:style style:name="P269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70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27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72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27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74" style:parent-style-name="Fonteparág.padrão" style:family="text">
      <style:text-properties style:font-name="Consolas" style:font-name-asian="Times New Roman" fo:color="#67E480" style:letter-kerning="false" fo:font-size="10.5pt" style:font-size-asian="10.5pt" style:font-size-complex="10.5pt" style:language-asian="pt" style:country-asian="BR"/>
    </style:style>
    <style:style style:name="T27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276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7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78" style:parent-style-name="Fonteparág.padrão" style:family="text">
      <style:text-properties style:font-name="Consolas" style:font-name-asian="Times New Roman" fo:color="#67E480" style:letter-kerning="false" fo:font-size="10.5pt" style:font-size-asian="10.5pt" style:font-size-complex="10.5pt" style:language-asian="pt" style:country-asian="BR"/>
    </style:style>
    <style:style style:name="T27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80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28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82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28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84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28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286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8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88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28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290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29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92" style:parent-style-name="Fonteparág.padrão" style:family="text">
      <style:text-properties style:font-name="Consolas" style:font-name-asian="Times New Roman" fo:color="#67E480" style:letter-kerning="false" fo:font-size="10.5pt" style:font-size-asian="10.5pt" style:font-size-complex="10.5pt" style:language-asian="pt" style:country-asian="BR"/>
    </style:style>
    <style:style style:name="T29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94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29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96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29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298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29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300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301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302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303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P304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30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06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0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308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30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10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1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12" style:parent-style-name="Fonteparág.padrão" style:family="text">
      <style:text-properties style:font-name="Consolas" style:font-name-asian="Times New Roman" fo:font-style="italic" style:font-style-asian="italic" style:font-style-complex="italic" fo:color="#67E480" style:letter-kerning="false" fo:font-size="10.5pt" style:font-size-asian="10.5pt" style:font-size-complex="10.5pt" style:language-asian="pt" style:country-asian="BR"/>
    </style:style>
    <style:style style:name="T313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14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31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16" style:parent-style-name="Fonteparág.padrão" style:family="text">
      <style:text-properties style:font-name="Consolas" style:font-name-asian="Times New Roman" fo:font-style="italic" style:font-style-asian="italic" style:font-style-complex="italic" fo:color="#67E480" style:letter-kerning="false" fo:font-size="10.5pt" style:font-size-asian="10.5pt" style:font-size-complex="10.5pt" style:language-asian="pt" style:country-asian="BR"/>
    </style:style>
    <style:style style:name="T317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18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31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20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2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322" style:parent-style-name="ParágrafodaLista" style:list-style-name="LFO1" style:family="paragraph"/>
    <style:style style:name="P323" style:parent-style-name="ParágrafodaLista" style:list-style-name="LFO5" style:family="paragraph">
      <style:text-properties fo:font-weight="bold" style:font-weight-asian="bold" style:font-weight-complex="bold"/>
    </style:style>
    <style:style style:name="P324" style:parent-style-name="ParágrafodaLista" style:list-style-name="LFO5" style:family="paragraph">
      <style:text-properties fo:font-weight="bold" style:font-weight-asian="bold" style:font-weight-complex="bold"/>
    </style:style>
    <style:style style:name="P325" style:parent-style-name="ParágrafodaLista" style:family="paragraph">
      <style:text-properties fo:font-weight="bold" style:font-weight-asian="bold" style:font-weight-complex="bold"/>
    </style:style>
    <style:style style:name="P326" style:parent-style-name="Normal" style:family="paragraph">
      <style:paragraph-properties style:line-height-at-least="0.1979in" fo:background-color="#191622"/>
      <style:text-properties fo:hyphenate="true"/>
    </style:style>
    <style:style style:name="T327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P328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329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33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31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3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33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33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35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3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37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33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339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340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34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42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4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44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34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346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347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34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49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5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51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352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5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54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5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56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5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58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5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60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6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62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36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64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36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66" style:parent-style-name="Fonteparág.padrão" style:family="text">
      <style:text-properties style:font-name="Consolas" style:font-name-asian="Times New Roman" fo:color="#5A4B81" style:letter-kerning="false" fo:font-size="10.5pt" style:font-size-asian="10.5pt" style:font-size-complex="10.5pt" style:language-asian="pt" style:country-asian="BR"/>
    </style:style>
    <style:style style:name="P367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368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36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70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7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72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37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74" style:parent-style-name="Fonteparág.padrão" style:family="text">
      <style:text-properties style:font-name="Consolas" style:font-name-asian="Times New Roman" fo:color="#67E480" style:letter-kerning="false" fo:font-size="10.5pt" style:font-size-asian="10.5pt" style:font-size-complex="10.5pt" style:language-asian="pt" style:country-asian="BR"/>
    </style:style>
    <style:style style:name="T37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76" style:parent-style-name="Fonteparág.padrão" style:family="text">
      <style:text-properties style:font-name="Consolas" style:font-name-asian="Times New Roman" fo:color="#5A4B81" style:letter-kerning="false" fo:font-size="10.5pt" style:font-size-asian="10.5pt" style:font-size-complex="10.5pt" style:language-asian="pt" style:country-asian="BR"/>
    </style:style>
    <style:style style:name="P377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378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37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80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8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82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8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84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38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86" style:parent-style-name="Fonteparág.padrão" style:family="text">
      <style:text-properties style:font-name="Consolas" style:font-name-asian="Times New Roman" fo:color="#5A4B81" style:letter-kerning="false" fo:font-size="10.5pt" style:font-size-asian="10.5pt" style:font-size-complex="10.5pt" style:language-asian="pt" style:country-asian="BR"/>
    </style:style>
    <style:style style:name="P387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38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89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9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91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9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93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39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395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39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97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39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399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0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01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0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03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0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405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406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07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08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40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10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1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412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413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414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1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16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P417" style:parent-style-name="ParágrafodaLista" style:list-style-name="LFO5" style:family="paragraph">
      <style:text-properties fo:font-weight="bold" style:font-weight-asian="bold" style:font-weight-complex="bold"/>
    </style:style>
    <style:style style:name="P418" style:parent-style-name="ParágrafodaLista" style:family="paragraph">
      <style:text-properties fo:font-weight="bold" style:font-weight-asian="bold" style:font-weight-complex="bold"/>
    </style:style>
    <style:style style:name="P419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20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42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22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42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24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42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26" style:parent-style-name="Fonteparág.padrão" style:family="text">
      <style:text-properties style:font-name="Consolas" style:font-name-asian="Times New Roman" fo:color="#5A4B81" style:letter-kerning="false" fo:font-size="10.5pt" style:font-size-asian="10.5pt" style:font-size-complex="10.5pt" style:language-asian="pt" style:country-asian="BR"/>
    </style:style>
    <style:style style:name="P427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2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29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43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31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3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433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3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35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43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37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3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439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4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41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44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43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4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445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4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47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44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49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5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451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5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53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45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55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5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457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5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59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46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61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6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463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464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6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66" style:parent-style-name="Fonteparág.padrão" style:family="text">
      <style:text-properties style:font-name="Consolas" style:font-name-asian="Times New Roman" fo:color="#988BC7" style:letter-kerning="false" fo:font-size="10.5pt" style:font-size-asian="10.5pt" style:font-size-complex="10.5pt" style:language-asian="pt" style:country-asian="BR"/>
    </style:style>
    <style:style style:name="T467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P468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69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7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71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P472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73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7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75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P476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77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78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79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P480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81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82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83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P484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85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86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87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P488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89" style:parent-style-name="Fonteparág.padrão" style:family="text">
      <style:text-properties style:font-name="Consolas" style:font-name-asian="Times New Roman" fo:color="#E7DE79" style:letter-kerning="false" fo:font-size="10.5pt" style:font-size-asian="10.5pt" style:font-size-complex="10.5pt" style:language-asian="pt" style:country-asian="BR"/>
    </style:style>
    <style:style style:name="T490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491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492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493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94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495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P496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497" style:parent-style-name="Normal" style:family="paragraph">
      <style:paragraph-properties style:vertical-align="auto" fo:margin-bottom="0in" style:line-height-at-least="0.1979in" fo:background-color="#191622"/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 fo:hyphenate="true"/>
    </style:style>
    <style:style style:name="P498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499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500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501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502" style:parent-style-name="Normal" style:family="paragraph">
      <style:paragraph-properties style:vertical-align="auto" fo:margin-bottom="0in" style:line-height-at-least="0.1979in" fo:background-color="#191622"/>
      <style:text-properties fo:hyphenate="true"/>
    </style:style>
    <style:style style:name="T503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T504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style:language-asian="pt" style:country-asian="BR"/>
    </style:style>
    <style:style style:name="T505" style:parent-style-name="Fonteparág.padrão" style:family="text">
      <style:text-properties style:font-name="Consolas" style:font-name-asian="Times New Roman" fo:color="#E1E1E6" style:letter-kerning="false" fo:font-size="10.5pt" style:font-size-asian="10.5pt" style:font-size-complex="10.5pt" style:language-asian="pt" style:country-asian="BR"/>
    </style:style>
    <style:style style:name="P506" style:parent-style-name="ParágrafodaLista" style:list-style-name="LFO5" style:family="paragraph">
      <style:text-properties fo:font-weight="bold" style:font-weight-asian="bold" style:font-weight-complex="bold"/>
    </style:style>
    <style:style style:name="P507" style:parent-style-name="ParágrafodaLista" style:list-style-name="LFO1" style:family="paragraph"/>
    <style:style style:name="P508" style:parent-style-name="Normal" style:family="paragraph">
      <style:text-properties fo:font-weight="bold" style:font-weight-asian="bold" style:font-weight-complex="bold"/>
    </style:style>
    <style:style style:name="P509" style:parent-style-name="Normal" style:family="paragraph">
      <style:text-properties fo:font-weight="bold" style:font-weight-asian="bold" style:font-weight-complex="bold"/>
    </style:style>
    <style:style style:name="P510" style:parent-style-name="Normal" style:family="paragraph">
      <style:text-properties fo:font-weight="bold" style:font-weight-asian="bold" style:font-weight-complex="bold"/>
    </style:style>
    <style:style style:name="P511" style:parent-style-name="Normal" style:family="paragraph">
      <style:text-properties fo:font-weight="bold" style:font-weight-asian="bold" style:font-weight-complex="bold"/>
    </style:style>
    <style:style style:name="P512" style:parent-style-name="Normal" style:family="paragraph">
      <style:text-properties fo:font-weight="bold" style:font-weight-asian="bold" style:font-weight-complex="bold"/>
    </style:style>
    <style:style style:name="P513" style:parent-style-name="Normal" style:family="paragraph">
      <style:text-properties fo:font-weight="bold" style:font-weight-asian="bold" style:font-weight-complex="bold"/>
    </style:style>
    <style:style style:name="P514" style:parent-style-name="ParágrafodaLista" style:list-style-name="LFO1" style:family="paragraph"/>
  </office:automatic-styles>
  <office:body>
    <office:text text:use-soft-page-breaks="true">
      <text:p text:style-name="P1">SISTEMA CRUD WEB COM PHP E MYSQL – ROBSON BORGES</text:p>
      <text:p text:style-name="P2">Cadastro Simples</text:p>
      <text:p text:style-name="P3"/>
      <text:list text:style-name="LFO1" text:continue-numbering="true">
        <text:list-item>
          <text:p text:style-name="P4">FAZER UM FORMULÁRIO PARA ENVIAR OS DADOS<text:s/></text:p>
        </text:list-item>
      </text:list>
      <text:p text:style-name="ParágrafodaLista"/>
      <text:p text:style-name="P5">AULA 1 :FIZ TUDO NO HTML, PEGUEI ESTRUTURA DO BOOTSTRAP, TEM NOS MEUS ARQUIVOS</text:p>
      <text:p text:style-name="ParágrafodaLista"/>
      <text:list text:style-name="LFO1" text:continue-numbering="true">
        <text:list-item>
          <text:p text:style-name="P6">USANDO SGB MYSQL, VAMOS CRIAR UM BANCO DE DADOS COM NOME “EMPRESA</text:p>
        </text:list-item>
        <text:list-item>
          <text:p text:style-name="P7">CRIAR UMA TABELA “PESSOAS” COM OS CAMPOS INFORMADOS AO LADO<text:s/></text:p>
        </text:list-item>
      </text:list>
      <text:p text:style-name="Normal"/>
      <text:p text:style-name="P8">AULA 2: FIZ TUDO UTILIZANDO O PHPMYADMIN, CRIEI UM BANCO DE DADOS E UMA TABELA COM OS PARÂMETROS.</text:p>
      <text:p text:style-name="Normal"/>
      <text:list text:style-name="LFO1" text:continue-numbering="true">
        <text:list-item>
          <text:p text:style-name="P9">FAZER CONEXÃO COM BANCO DE DADOS</text:p>
        </text:list-item>
      </text:list>
      <text:p text:style-name="ParágrafodaLista"/>
      <text:p text:style-name="P10">AULA 3:<text:s/>CRIEI OUTRO ARQUIVO PHP E CONECTEI AO MYSQL:<text:line-break/><text:span text:style-name="T11">&lt;?php</text:span><text:span text:style-name="T12"><text:s/></text:span><text:span text:style-name="T13">// conexão com o banco de dados</text:span></text:p>
      <text:p text:style-name="P14"><text:span text:style-name="T15">    $server<text:s/></text:span><text:span text:style-name="T16">=</text:span><text:span text:style-name="T17"><text:s/></text:span><text:span text:style-name="T18">"localhost"</text:span><text:span text:style-name="T19">;<text:s/></text:span><text:span text:style-name="T20">&lt;- SERVIDOR</text:span></text:p>
      <text:p text:style-name="P21"><text:span text:style-name="T22">    $user<text:s/></text:span><text:span text:style-name="T23">=</text:span><text:span text:style-name="T24"><text:s/></text:span><text:span text:style-name="T25">"root"</text:span><text:span text:style-name="T26">;</text:span><text:span text:style-name="T27"><text:s/>&lt;- USUÁRIO</text:span></text:p>
      <text:p text:style-name="P28"><text:span text:style-name="T29">    $pass<text:s/></text:span><text:span text:style-name="T30">=</text:span><text:span text:style-name="T31"><text:s/></text:span><text:span text:style-name="T32">""</text:span><text:span text:style-name="T33">;</text:span><text:span text:style-name="T34"><text:s/>&lt;- SENHA</text:span></text:p>
      <text:p text:style-name="P35"><text:span text:style-name="T36">    $bd<text:s/></text:span><text:span text:style-name="T37">=</text:span><text:span text:style-name="T38"><text:s/></text:span><text:span text:style-name="T39">"empresa"</text:span><text:span text:style-name="T40">;</text:span><text:span text:style-name="T41"><text:s/>&lt;- BANCO DE DADOS</text:span></text:p>
      <text:p text:style-name="P42"/>
      <text:p text:style-name="P43"><text:span text:style-name="T44">   <text:s/></text:span><text:span text:style-name="T45">if</text:span><text:span text:style-name="T46"><text:s/>(<text:s/></text:span><text:span text:style-name="T47">mysqli_connect</text:span><text:span text:style-name="T48">($server,</text:span><text:span text:style-name="T49"><text:s/></text:span><text:span text:style-name="T50">$user,</text:span><text:span text:style-name="T51"><text:s/></text:span><text:span text:style-name="T52">$pass,</text:span><text:span text:style-name="T53"><text:s/></text:span><text:span text:style-name="T54">$bd) ) {</text:span></text:p>
      <text:p text:style-name="P55"><text:span text:style-name="T56">       <text:s/></text:span><text:span text:style-name="T57">echo</text:span><text:span text:style-name="T58"><text:s/></text:span><text:span text:style-name="T59">"Conectado!"</text:span><text:span text:style-name="T60">;</text:span><text:span text:style-name="T61"><text:s/>&lt;- SE DESSE CERTO, VAI APARECER CONECTADO</text:span></text:p>
      <text:p text:style-name="P62"><text:span text:style-name="T63">    }<text:s/></text:span><text:span text:style-name="T64">else</text:span><text:span text:style-name="T65"><text:s/>{</text:span></text:p>
      <text:p text:style-name="P66"><text:span text:style-name="T67">       <text:s/></text:span><text:span text:style-name="T68">echo</text:span><text:span text:style-name="T69"><text:s/></text:span><text:span text:style-name="T70">"Erro!"</text:span><text:span text:style-name="T71">;</text:span><text:span text:style-name="T72"><text:s/>&lt;- SE NÃO DESSE, IRIA DAR ERRO</text:span></text:p>
      <text:p text:style-name="P73">    }</text:p>
      <text:p text:style-name="P74"/>
      <text:p text:style-name="P75"><text:span text:style-name="T76">?&gt;</text:span></text:p>
      <text:p text:style-name="P77"/>
      <text:p text:style-name="Normal"/>
      <text:p text:style-name="Normal"/>
      <text:p text:style-name="Normal"/>
      <text:list text:style-name="LFO1" text:continue-numbering="true">
        <text:list-item>
          <text:p text:style-name="P78">SCRIPT PARA CADASTRAR PESSOAS NO BD</text:p>
        </text:list-item>
      </text:list>
      <text:p text:style-name="Normal"/>
      <text:list text:style-name="LFO2" text:continue-numbering="true">
        <text:list-item>
          <text:p text:style-name="P79">Bom, eu fiz o seguinte, no phpmyadmin, cliquei em sql e depois cliquei na tabela pessoas, cliquei em sql novamente e procurei a opção “INSERT”. Após isso apareceu isso:</text:p>
        </text:list-item>
        <text:list-item>
          <text:p text:style-name="P80"><text:line-break/>INSERT INTO `pessoas`(`cod_pessoa`, `nome`, `<text:page-number style:num-format="1">1</text:page-number>ndereço`, `telefone`, `email`, `data_nascimento`) VALUES (‘[value-1]’,’[value-2]’,’[value-3]’,’[value-4]’,’[value-5]’,’[value-6]’)</text:p>
        </text:list-item>
        <text:list-item>
          <text:p text:style-name="P81">Então, criei um arquivo php com o nome que criei no form chamado = cadastro_script.php</text:p>
        </text:list-item>
        <text:list-item>
          <text:p text:style-name="P82">La, adicionei as variáveis e chamei o método post, logo irei mostrar e em seguida criei uma variável chamada sql, onde eu coloquei o comando que no PHPMYADMIN apareceu, dessa maneira:</text:p>
        </text:list-item>
      </text:list>
      <text:p text:style-name="P83"><text:span text:style-name="T84">$nome<text:s/></text:span><text:span text:style-name="T85">=</text:span><text:span text:style-name="T86"><text:s/>$_POST[</text:span><text:span text:style-name="T87">'nome'</text:span><text:span text:style-name="T88">];</text:span></text:p>
      <text:p text:style-name="P89"><text:span text:style-name="T90">           $endereco<text:s/></text:span><text:span text:style-name="T91">=</text:span><text:span text:style-name="T92"><text:s/>$_POST[</text:span><text:span text:style-name="T93">'endereco'</text:span><text:span text:style-name="T94">];</text:span></text:p>
      <text:p text:style-name="P95"><text:span text:style-name="T96">           $telefone<text:s/></text:span><text:span text:style-name="T97">=</text:span><text:span text:style-name="T98"><text:s/>$_POST[</text:span><text:span text:style-name="T99">'telefone'</text:span><text:span text:style-name="T100">];</text:span></text:p>
      <text:p text:style-name="P101"><text:span text:style-name="T102">           $email<text:s/></text:span><text:span text:style-name="T103">=</text:span><text:span text:style-name="T104"><text:s/>$_POST[</text:span><text:span text:style-name="T105">'email'</text:span><text:span text:style-name="T106">];</text:span></text:p>
      <text:p text:style-name="P107"><text:span text:style-name="T108">           $data_nascimento<text:s/></text:span><text:span text:style-name="T109">=</text:span><text:span text:style-name="T110"><text:s/>$_POST[</text:span><text:span text:style-name="T111">'data_nascimento'</text:span><text:span text:style-name="T112">];</text:span></text:p>
      <text:p text:style-name="P113">           </text:p>
      <text:p text:style-name="P114"/>
      <text:p text:style-name="P115"><text:span text:style-name="T116">           $sql<text:s/></text:span><text:span text:style-name="T117">=</text:span><text:span text:style-name="T118"><text:s/></text:span><text:span text:style-name="T119">"</text:span><text:span text:style-name="T120">INSERT INTO</text:span><text:span text:style-name="T121"><text:s/></text:span><text:span text:style-name="T122">`pessoas`</text:span><text:span text:style-name="T123">(</text:span><text:span text:style-name="T124">`cod_pessoa`</text:span><text:span text:style-name="T125">,<text:s/></text:span><text:span text:style-name="T126">`nome`</text:span><text:span text:style-name="T127">,<text:s/></text:span><text:span text:style-name="T128">`endereco`</text:span><text:span text:style-name="T129">,<text:s/></text:span><text:span text:style-name="T130">`telefone`</text:span><text:span text:style-name="T131">,<text:s/></text:span><text:span text:style-name="T132">`email`</text:span><text:span text:style-name="T133">,<text:s/></text:span><text:span text:style-name="T134">`data_nascimento`</text:span><text:span text:style-name="T135">)<text:s/></text:span><text:span text:style-name="T136">VALUES</text:span><text:span text:style-name="T137"><text:s/>(</text:span><text:span text:style-name="T138">'[value-1]'</text:span><text:span text:style-name="T139">,</text:span><text:span text:style-name="T140">'[value-2]'</text:span><text:span text:style-name="T141">,</text:span><text:span text:style-name="T142">'[value-3]'</text:span><text:span text:style-name="T143">,</text:span><text:span text:style-name="T144">'[value-4]'</text:span><text:span text:style-name="T145">,</text:span><text:span text:style-name="T146">'[value-5]'</text:span><text:span text:style-name="T147">,</text:span><text:span text:style-name="T148">'[value-6]'</text:span><text:span text:style-name="T149">)</text:span><text:span text:style-name="T150">"</text:span><text:span text:style-name="T151">;</text:span></text:p>
      <text:p text:style-name="P152"/>
      <text:list text:style-name="LFO2" text:continue-numbering="true">
        <text:list-item>
          <text:p text:style-name="P153">Acontece que eu precisei tirar `cod_pessoa` já que o banco de dados vai fazer automaticamente para mim, consequentemente tirei o ‘[value-6]’.</text:p>
        </text:list-item>
        <text:list-item>
          <text:p text:style-name="P154">Renomeei cada value de acordo com as variáveis, ficando assim:</text:p>
        </text:list-item>
      </text:list>
      <text:p text:style-name="P155"><text:span text:style-name="T156">$sql<text:s/></text:span><text:span text:style-name="T157">=</text:span><text:span text:style-name="T158"><text:s/></text:span><text:span text:style-name="T159">"</text:span><text:span text:style-name="T160">INSERT INTO</text:span><text:span text:style-name="T161"><text:s/></text:span><text:span text:style-name="T162">`pessoas`</text:span><text:span text:style-name="T163">(<text:s/></text:span><text:span text:style-name="T164">`nome`</text:span><text:span text:style-name="T165">,<text:s/></text:span><text:span text:style-name="T166">`endereco`</text:span><text:span text:style-name="T167">,<text:s/></text:span><text:span text:style-name="T168">`telefone`</text:span><text:span text:style-name="T169">,<text:s/></text:span><text:span text:style-name="T170">`email`</text:span><text:span text:style-name="T171">,<text:s/></text:span><text:span text:style-name="T172">`data_nascimento`</text:span><text:span text:style-name="T173">)<text:s/></text:span><text:span text:style-name="T174">VALUES</text:span><text:span text:style-name="T175"><text:s/></text:span><text:span text:style-name="T176">-- campos que eu quero inserir</text:span></text:p>
      <text:p text:style-name="P177">           </text:p>
      <text:p text:style-name="P178"><text:span text:style-name="T179">(</text:span><text:span text:style-name="T180">'</text:span><text:span text:style-name="T181">$nome</text:span><text:span text:style-name="T182">'</text:span><text:span text:style-name="T183">,</text:span><text:span text:style-name="T184">'</text:span><text:span text:style-name="T185">$endereco</text:span><text:span text:style-name="T186">'</text:span><text:span text:style-name="T187">,</text:span><text:span text:style-name="T188">'</text:span><text:span text:style-name="T189">$telefone</text:span><text:span text:style-name="T190">'</text:span><text:span text:style-name="T191">,</text:span><text:span text:style-name="T192">'</text:span><text:span text:style-name="T193">$email</text:span><text:span text:style-name="T194">'</text:span><text:span text:style-name="T195">,</text:span><text:span text:style-name="T196">'</text:span><text:span text:style-name="T197">$data_nascimento</text:span><text:span text:style-name="T198">'</text:span><text:span text:style-name="T199">)</text:span><text:span text:style-name="T200">"</text:span><text:span text:style-name="T201">;</text:span></text:p>
      <text:p text:style-name="P202"/>
      <text:list text:style-name="LFO2" text:continue-numbering="true">
        <text:list-item>
          <text:p text:style-name="P203">Em seguida fiz um comando que vai passar os dados pra dentro do banco chamada MySQLi_query, passo a passo assim:<text:line-break/></text:p>
        </text:list-item>
      </text:list>
      <text:p text:style-name="P204"><text:span text:style-name="T205">if</text:span><text:span text:style-name="T206"><text:s/>( $conn<text:s/></text:span><text:span text:style-name="T207">=</text:span><text:span text:style-name="T208"><text:s/></text:span><text:span text:style-name="T209">mysqli_connect</text:span><text:span text:style-name="T210">($server,</text:span><text:span text:style-name="T211"><text:s/></text:span><text:span text:style-name="T212">$user,</text:span><text:span text:style-name="T213"><text:s/></text:span><text:span text:style-name="T214">$pass,</text:span><text:span text:style-name="T215"><text:s/></text:span><text:span text:style-name="T216">$bd) ) {</text:span></text:p>
      <text:p text:style-name="P217"><text:span text:style-name="T218">       <text:s/></text:span><text:span text:style-name="T219">echo</text:span><text:span text:style-name="T220"><text:s/></text:span><text:span text:style-name="T221">"Conectado!"</text:span><text:span text:style-name="T222">;</text:span></text:p>
      <text:p text:style-name="P223"><text:span text:style-name="T224">    }<text:s/></text:span><text:span text:style-name="T225">else</text:span><text:span text:style-name="T226"><text:s/>{</text:span></text:p>
      <text:p text:style-name="P227"><text:span text:style-name="T228">       <text:s/></text:span><text:span text:style-name="T229">echo</text:span><text:span text:style-name="T230"><text:s/></text:span><text:span text:style-name="T231">"Erro!"</text:span><text:span text:style-name="T232">;</text:span></text:p>
      <text:p text:style-name="P233">    }</text:p>
      <text:p text:style-name="P234"/>
      <text:list text:style-name="LFO2" text:continue-numbering="true">
        <text:list-item>
          <text:p text:style-name="P235">Adicionei a conexão a uma variável chamada conn (adicionei após &lt;?php).</text:p>
        </text:list-item>
      </text:list>
      <text:p text:style-name="P236"><text:span text:style-name="T237">include</text:span><text:span text:style-name="T238"><text:s/></text:span><text:span text:style-name="T239">"conexao.php"</text:span></text:p>
      <text:list text:style-name="LFO2" text:continue-numbering="true">
        <text:list-item>
          <text:p text:style-name="P240">inclui a conexão ao arquivo cadastro_script.php. Terminando, fiz isso:</text:p>
        </text:list-item>
      </text:list>
      <text:p text:style-name="Normal"/>
      <text:p text:style-name="P241"><text:span text:style-name="T242">mysqli_query</text:span><text:span text:style-name="T243">($conn,</text:span><text:span text:style-name="T244"><text:s/></text:span><text:span text:style-name="T245">$sql);</text:span></text:p>
      <text:p text:style-name="Normal"/>
      <text:list text:style-name="LFO2" text:continue-numbering="true">
        <text:list-item>
          <text:p text:style-name="P246">Criei uma função na aba conexão.php:</text:p>
        </text:list-item>
      </text:list>
      <text:p text:style-name="P247"><text:span text:style-name="T248">function</text:span><text:span text:style-name="T249"><text:s/></text:span><text:span text:style-name="T250">mensagem</text:span><text:span text:style-name="T251">($texto, $tipo) {<text:s/></text:span><text:span text:style-name="T252">// função<text:s/></text:span></text:p>
      <text:p text:style-name="P253"><text:span text:style-name="T254">       <text:s/></text:span><text:span text:style-name="T255">echo</text:span><text:span text:style-name="T256"><text:s/></text:span><text:span text:style-name="T257">"&lt;div class='alert alert-</text:span><text:span text:style-name="T258">$tipo</text:span><text:span text:style-name="T259">' role='alert'&gt;</text:span></text:p>
      <text:p text:style-name="P260"><text:span text:style-name="T261">               <text:s/></text:span><text:span text:style-name="T262">$texto</text:span></text:p>
      <text:p text:style-name="P263"><text:span text:style-name="T264">            &lt;/div&gt;"</text:span><text:span text:style-name="T265">;<text:s/></text:span><text:span text:style-name="T266">// alert bootstrap</text:span></text:p>
      <text:p text:style-name="P267">    }</text:p>
      <text:p text:style-name="Normal"/>
      <text:list text:style-name="LFO2" text:continue-numbering="true">
        <text:list-item>
          <text:p text:style-name="P268">Voltei ao cadastro_script.php e adicionei isso:</text:p>
        </text:list-item>
      </text:list>
      <text:p text:style-name="P269"><text:span text:style-name="T270">if</text:span><text:span text:style-name="T271"><text:s/>(</text:span><text:span text:style-name="T272">mysqli_query</text:span><text:span text:style-name="T273">($conn,</text:span><text:span text:style-name="T274"><text:s/></text:span><text:span text:style-name="T275">$sql)) {</text:span></text:p>
      <text:p text:style-name="P276"><text:span text:style-name="T277">     </text:span><text:span text:style-name="T278">mensagem</text:span><text:span text:style-name="T279">(</text:span><text:span text:style-name="T280">"</text:span><text:span text:style-name="T281">$nome</text:span><text:span text:style-name="T282"><text:s/>cadastrado com sucesso!"</text:span><text:span text:style-name="T283">,</text:span><text:span text:style-name="T284">'success'</text:span><text:span text:style-name="T285">);</text:span></text:p>
      <text:p text:style-name="P286"><text:span text:style-name="T287">}<text:s/></text:span><text:span text:style-name="T288">else</text:span><text:span text:style-name="T289"><text:s/>{</text:span></text:p>
      <text:p text:style-name="P290"><text:span text:style-name="T291">     </text:span><text:span text:style-name="T292">mensagem</text:span><text:span text:style-name="T293">(</text:span><text:span text:style-name="T294">"</text:span><text:span text:style-name="T295">$nome</text:span><text:span text:style-name="T296"><text:s/>NÃO foi cadastrado!"</text:span><text:span text:style-name="T297">,</text:span><text:span text:style-name="T298">'danger'</text:span><text:span text:style-name="T299">);</text:span></text:p>
      <text:p text:style-name="P300">           }</text:p>
      <text:p text:style-name="P301"/>
      <text:p text:style-name="P302"><text:span text:style-name="T303">?&gt;</text:span></text:p>
      <text:p text:style-name="P304"><text:span text:style-name="T305"> &lt;</text:span><text:span text:style-name="T306">hr</text:span><text:span text:style-name="T307">&gt;</text:span></text:p>
      <text:p text:style-name="P308"><text:span text:style-name="T309"> &lt;</text:span><text:span text:style-name="T310">a</text:span><text:span text:style-name="T311"><text:s/></text:span><text:span text:style-name="T312">href</text:span><text:span text:style-name="T313">=</text:span><text:span text:style-name="T314">"index.php"</text:span><text:span text:style-name="T315"><text:s/></text:span><text:span text:style-name="T316">class</text:span><text:span text:style-name="T317">=</text:span><text:span text:style-name="T318">"btn btn-primary"</text:span><text:span text:style-name="T319">&gt;Voltar&lt;/</text:span><text:span text:style-name="T320">a</text:span><text:span text:style-name="T321">&gt;</text:span></text:p>
      <text:p text:style-name="Normal"/>
      <text:list text:style-name="LFO1" text:continue-numbering="true">
        <text:list-item>
          <text:p text:style-name="P322">OUTRO SCRIPT PARA LISTAR OS DADOS NA TABELA NO BD</text:p>
        </text:list-item>
      </text:list>
      <text:p text:style-name="Normal"/>
      <text:list text:style-name="LFO5" text:continue-numbering="true">
        <text:list-item>
          <text:p text:style-name="P323">Criei outro index.php e pus um design bootstrap chamado jumbotron, criei dois botons, para PESQUISA E CADASTRO. (O ANTIGO INDEX.PHP, EU RENOMEEI COMO CADASTRO.)</text:p>
        </text:list-item>
        <text:list-item>
          <text:p text:style-name="P324">Criei um arquivo chamado PESQUISA.PHP e acrescentei uma caixinha de busca do bootstrap e uma tabela pronta do bootstrap<text:s/>chamada hoverrable, para apresentar os dados.<text:s/></text:p>
        </text:list-item>
      </text:list>
      <text:p text:style-name="P325"/>
      <text:p text:style-name="P326">Em seguida criei o script php:<text:line-break/><text:line-break/><text:span text:style-name="T327">&lt;?php</text:span></text:p>
      <text:p text:style-name="P328"/>
      <text:p text:style-name="P329"><text:span text:style-name="T330">    $pesquisa<text:s/></text:span><text:span text:style-name="T331">=</text:span><text:span text:style-name="T332"><text:s/>$_POST[</text:span><text:span text:style-name="T333">'busca'</text:span><text:span text:style-name="T334">]<text:s/></text:span><text:span text:style-name="T335">??</text:span><text:span text:style-name="T336"><text:s/></text:span><text:span text:style-name="T337">''</text:span><text:span text:style-name="T338">;</text:span></text:p>
      <text:p text:style-name="P339"> <text:s/></text:p>
      <text:p text:style-name="P340"><text:span text:style-name="T341">   <text:s/></text:span><text:span text:style-name="T342">include</text:span><text:span text:style-name="T343"><text:s/></text:span><text:span text:style-name="T344">"conexao.php"</text:span><text:span text:style-name="T345">;</text:span></text:p>
      <text:p text:style-name="P346"/>
      <text:p text:style-name="P347"><text:span text:style-name="T348">    $sql<text:s/></text:span><text:span text:style-name="T349">=</text:span><text:span text:style-name="T350"><text:s/></text:span><text:span text:style-name="T351">"</text:span><text:span text:style-name="T352">SELECT</text:span><text:span text:style-name="T353"><text:s/></text:span><text:span text:style-name="T354">*</text:span><text:span text:style-name="T355"><text:s/></text:span><text:span text:style-name="T356">FROM</text:span><text:span text:style-name="T357"><text:s/>pessoas<text:s/></text:span><text:span text:style-name="T358">WHERE</text:span><text:span text:style-name="T359"><text:s/>nome<text:s/></text:span><text:span text:style-name="T360">LIKE</text:span><text:span text:style-name="T361"><text:s/></text:span><text:span text:style-name="T362">'%</text:span><text:span text:style-name="T363">$pesquisa</text:span><text:span text:style-name="T364">%'"</text:span><text:span text:style-name="T365">;<text:s/></text:span><text:span text:style-name="T366">// comando que busca os dados em um banco de dados. QUANDO nome "PARTE DO NOME" da variável pesquisa.</text:span></text:p>
      <text:p text:style-name="P367"/>
      <text:p text:style-name="P368"><text:span text:style-name="T369">    $dados<text:s/></text:span><text:span text:style-name="T370">=</text:span><text:span text:style-name="T371"><text:s/></text:span><text:span text:style-name="T372">mysqli_query</text:span><text:span text:style-name="T373">($conn,</text:span><text:span text:style-name="T374"><text:s/></text:span><text:span text:style-name="T375">$sql);<text:s/></text:span><text:span text:style-name="T376">// Query</text:span></text:p>
      <text:p text:style-name="P377"/>
      <text:p text:style-name="P378"><text:span text:style-name="T379">   <text:s/></text:span><text:span text:style-name="T380">while</text:span><text:span text:style-name="T381"><text:s/>($linha<text:s/></text:span><text:span text:style-name="T382">=</text:span><text:span text:style-name="T383"><text:s/></text:span><text:span text:style-name="T384">mysqli_fetch_assoc</text:span><text:span text:style-name="T385">($dados) ) {<text:s/></text:span><text:span text:style-name="T386">// percorre os dados, mysqli fetch assoc = função que percorre o vetor inteiro e marca o próximo</text:span></text:p>
      <text:p text:style-name="P387"><text:span text:style-name="T388">       <text:s/></text:span><text:span text:style-name="T389">foreach</text:span><text:span text:style-name="T390"><text:s/>($linha<text:s/></text:span><text:span text:style-name="T391">as</text:span><text:span text:style-name="T392"><text:s/>$key<text:s/></text:span><text:span text:style-name="T393">=&gt;</text:span><text:span text:style-name="T394"><text:s/>$value) {</text:span></text:p>
      <text:p text:style-name="P395"><text:span text:style-name="T396">           <text:s/></text:span><text:span text:style-name="T397">echo</text:span><text:span text:style-name="T398"><text:s/></text:span><text:span text:style-name="T399">"</text:span><text:span text:style-name="T400">$key</text:span><text:span text:style-name="T401">:<text:s/></text:span><text:span text:style-name="T402">$value</text:span><text:span text:style-name="T403">&lt;br&gt;"</text:span><text:span text:style-name="T404">;</text:span></text:p>
      <text:p text:style-name="P405">        }</text:p>
      <text:p text:style-name="P406"><text:span text:style-name="T407">       <text:s/></text:span><text:span text:style-name="T408">echo</text:span><text:span text:style-name="T409"><text:s/></text:span><text:span text:style-name="T410">"&lt;hr"</text:span><text:span text:style-name="T411">;</text:span></text:p>
      <text:p text:style-name="P412">    }</text:p>
      <text:p text:style-name="P413"> <text:s/></text:p>
      <text:p text:style-name="P414"><text:span text:style-name="T415"> <text:s/></text:span><text:span text:style-name="T416">?&gt;</text:span></text:p>
      <text:p text:style-name="Normal"/>
      <text:list text:style-name="LFO5" text:continue-numbering="true">
        <text:list-item>
          <text:p text:style-name="P417">Agora iremos apresentar os dados na tabela.<text:s/>Para transferir dados para dentro da tabela, no html eu adicionei isso (COPIEI E COLEI DO CÓDIGO DE PHP LA EM CIMA):<text:s/></text:p>
        </text:list-item>
      </text:list>
      <text:p text:style-name="P418"/>
      <text:p text:style-name="P419"><text:span text:style-name="T420">while</text:span><text:span text:style-name="T421"><text:s/>($linha<text:s/></text:span><text:span text:style-name="T422">=</text:span><text:span text:style-name="T423"><text:s/></text:span><text:span text:style-name="T424">mysqli_fetch_assoc</text:span><text:span text:style-name="T425">($dados) ) {<text:s/></text:span><text:span text:style-name="T426">// percorre os dados, mysqli fetch assoc = função que percorre o vetor inteiro e marca o próximo</text:span></text:p>
      <text:p text:style-name="P427"><text:span text:style-name="T428">                     $cod_pessoa<text:s/></text:span><text:span text:style-name="T429">=</text:span><text:span text:style-name="T430"><text:s/>$linha[</text:span><text:span text:style-name="T431">'cod_pessoa'</text:span><text:span text:style-name="T432">];</text:span></text:p>
      <text:p text:style-name="P433"><text:span text:style-name="T434">                     $nome<text:s/></text:span><text:span text:style-name="T435">=</text:span><text:span text:style-name="T436"><text:s/>$linha[</text:span><text:span text:style-name="T437">'nome'</text:span><text:span text:style-name="T438">];</text:span></text:p>
      <text:p text:style-name="P439"><text:span text:style-name="T440">                     $endereco<text:s/></text:span><text:span text:style-name="T441">=</text:span><text:span text:style-name="T442"><text:s/>$linha[</text:span><text:span text:style-name="T443">'endereco'</text:span><text:span text:style-name="T444">];</text:span></text:p>
      <text:p text:style-name="P445"><text:span text:style-name="T446">                     $telefone<text:s/></text:span><text:span text:style-name="T447">=</text:span><text:span text:style-name="T448"><text:s/>$linha[</text:span><text:span text:style-name="T449">'telefone'</text:span><text:span text:style-name="T450">];</text:span></text:p>
      <text:p text:style-name="P451"><text:span text:style-name="T452">                     $email<text:s/></text:span><text:span text:style-name="T453">=</text:span><text:span text:style-name="T454"><text:s/>$linha[</text:span><text:span text:style-name="T455">'email'</text:span><text:span text:style-name="T456">];</text:span></text:p>
      <text:p text:style-name="P457"><text:span text:style-name="T458">                     $data_nascimento<text:s/></text:span><text:span text:style-name="T459">=</text:span><text:span text:style-name="T460"><text:s/>$linha[</text:span><text:span text:style-name="T461">'data_nascimento'</text:span><text:span text:style-name="T462">];</text:span></text:p>
      <text:p text:style-name="P463"/>
      <text:p text:style-name="P464"><text:span text:style-name="T465">                   <text:s/></text:span><text:span text:style-name="T466">echo</text:span><text:span text:style-name="T467">"&lt;tr&gt;</text:span></text:p>
      <text:p text:style-name="P468"><text:span text:style-name="T469">                            &lt;th scope='row'&gt;</text:span><text:span text:style-name="T470">$nome</text:span><text:span text:style-name="T471">&lt;/th&gt;</text:span></text:p>
      <text:p text:style-name="P472"><text:span text:style-name="T473">                            &lt;td&gt;</text:span><text:span text:style-name="T474">$endereco</text:span><text:span text:style-name="T475">&lt;/td&gt;</text:span></text:p>
      <text:p text:style-name="P476"><text:span text:style-name="T477">                            &lt;td&gt;</text:span><text:span text:style-name="T478">$telefone</text:span><text:span text:style-name="T479">&lt;/td&gt;</text:span></text:p>
      <text:p text:style-name="P480"><text:span text:style-name="T481">                            &lt;td&gt;</text:span><text:span text:style-name="T482">$email</text:span><text:span text:style-name="T483">&lt;/td&gt;</text:span></text:p>
      <text:p text:style-name="P484"><text:span text:style-name="T485">                            &lt;td&gt;</text:span><text:span text:style-name="T486">$data_nascimento</text:span><text:span text:style-name="T487">&lt;/td&gt;</text:span></text:p>
      <text:p text:style-name="P488"><text:span text:style-name="T489">                        &lt;/tr&gt; "</text:span><text:span text:style-name="T490">;</text:span></text:p>
      <text:p text:style-name="P491">                    }</text:p>
      <text:p text:style-name="P492"> <text:s/></text:p>
      <text:p text:style-name="P493"><text:span text:style-name="T494">               <text:s/></text:span><text:span text:style-name="T495">?&gt;</text:span></text:p>
      <text:p text:style-name="P496"/>
      <text:p text:style-name="P497">                   </text:p>
      <text:p text:style-name="P498"><text:span text:style-name="T499">                &lt;/</text:span><text:span text:style-name="T500">tbody</text:span><text:span text:style-name="T501">&gt;</text:span></text:p>
      <text:p text:style-name="P502"><text:span text:style-name="T503">                &lt;/</text:span><text:span text:style-name="T504">table</text:span><text:span text:style-name="T505">&gt;</text:span></text:p>
      <text:p text:style-name="Normal"/>
      <text:list text:style-name="LFO5" text:continue-numbering="true">
        <text:list-item>
          <text:p text:style-name="P506">Alterei e dentro das células das tabelas eu adicionei as variáveis que havia criado. Basta que você pesquise e vai aparecer na tabela</text:p>
        </text:list-item>
      </text:list>
      <text:p text:style-name="Normal"/>
      <text:list text:style-name="LFO1" text:continue-numbering="true">
        <text:list-item>
          <text:p text:style-name="P507">SCRIPT PARA EDITAR REGISTROS</text:p>
        </text:list-item>
      </text:list>
      <text:p text:style-name="ParágrafodaLista"/>
      <text:p text:style-name="P508">AGORA VAMOS EDITAR OS REGISTROS:<text:s/>criei uma nova função em conexão.php,<text:s/></text:p>
      <text:p text:style-name="P509">$d = explode(‘-‘, $data); -&gt; isso serve para procurar o delimitador (‘-‘).</text:p>
      <text:p text:style-name="P510">$escreve = $d[2] . “/” . $d[1] . “/” . $d[0];</text:p>
      <text:p text:style-name="P511">Return $escreve;<text:s/></text:p>
      <text:p text:style-name="P512">ESSA FUNÇÃO INTEIRA ACIMA, SERVE PARA MOSTRAR A DATA COMO DIA PRIMEIRO, MÊS DEPOIS E ANO POR ULTIMO.</text:p>
      <text:p text:style-name="P513"/>
      <text:p text:style-name="Normal"/>
      <text:list text:style-name="LFO1" text:continue-numbering="true">
        <text:list-item>
          <text:p text:style-name="P514">SCRIPT PARA EXCLUIR REGISTROS</text:p>
        </text:list-item>
      </text:list>
      <text:p text:style-name="Parágrafoda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Kainã</meta:initial-creator>
    <dc:creator>Victor Kainã</dc:creator>
    <meta:creation-date>2024-01-25T21:49:00Z</meta:creation-date>
    <dc:date>2024-01-27T03:08:00Z</dc:date>
    <meta:template xlink:href="Normal.dotm" xlink:type="simple"/>
    <meta:editing-cycles>4</meta:editing-cycles>
    <meta:editing-duration>PT103320S</meta:editing-duration>
    <meta:document-statistic meta:page-count="1" meta:paragraph-count="11" meta:word-count="912" meta:character-count="5832" meta:row-count="41" meta:non-whitespace-character-count="4931"/>
  </office:meta>
</office:document-meta>
</file>